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rince William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21">
            <text:p>2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33">
            <text:p>3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64">
            <text:p>164</text:p>
          </table:table-cell>
          <table:table-cell table:style-name="ce23" office:value-type="float" office:value="20">
            <text:p>2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511">
            <text:p>1511</text:p>
          </table:table-cell>
          <table:table-cell table:style-name="ce23" office:value-type="float" office:value="347">
            <text:p>34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0">
            <text:p>1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69">
            <text:p>6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867">
            <text:p>867</text:p>
          </table:table-cell>
          <table:table-cell table:style-name="ce23" office:value-type="float" office:value="190">
            <text:p>19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204">
            <text:p>204</text:p>
          </table:table-cell>
          <table:table-cell table:style-name="ce23" office:value-type="float" office:value="15">
            <text:p>1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13">
            <text:p>1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106">
            <text:p>106</text:p>
          </table:table-cell>
          <table:table-cell table:style-name="ce23" office:value-type="float" office:value="65">
            <text:p>6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1527">
            <text:p>1527</text:p>
          </table:table-cell>
          <table:table-cell table:style-name="ce23" office:value-type="float" office:value="248">
            <text:p>24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7">
            <text:p>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10">
            <text:p>1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4956">
            <text:p>4956</text:p>
          </table:table-cell>
          <table:table-cell table:style-name="ce23" office:value-type="float" office:value="1067">
            <text:p>106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47">
            <text:p>14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45">
            <text:p>145</text:p>
          </table:table-cell>
          <table:table-cell table:style-name="ce23" office:value-type="float" office:value="84">
            <text:p>8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1868">
            <text:p>1868</text:p>
          </table:table-cell>
          <table:table-cell table:style-name="ce23" office:value-type="float" office:value="8">
            <text:p>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866">
            <text:p>866</text:p>
          </table:table-cell>
          <table:table-cell table:style-name="ce23" office:value-type="float" office:value="31">
            <text:p>3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46">
            <text:p>146</text:p>
          </table:table-cell>
          <table:table-cell table:style-name="ce23" office:value-type="float" office:value="72">
            <text:p>7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31">
            <text:p>83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119">
            <text:p>119</text:p>
          </table:table-cell>
          <table:table-cell table:style-name="ce23" office:value-type="float" office:value="17">
            <text:p>1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2606">
            <text:p>2606</text:p>
          </table:table-cell>
          <table:table-cell table:style-name="ce23" office:value-type="float" office:value="99">
            <text:p>9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5823">
            <text:p>5823</text:p>
          </table:table-cell>
          <table:table-cell table:style-name="ce23" office:value-type="float" office:value="1289">
            <text:p>128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10779">
            <text:p>10779</text:p>
          </table:table-cell>
          <table:table-cell table:style-name="ce23" office:value-type="float" office:value="2356">
            <text:p>2356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